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fill="solid" draw:fill-color="#add58a" draw:textarea-horizontal-align="justify" draw:textarea-vertical-align="middle" draw:auto-grow-height="false" fo:min-height="10.75cm" fo:min-width="4.5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draw:marker-start-width="0.252cm" draw:marker-end-width="0.252cm" draw:fill-color="#65c295" draw:textarea-horizontal-align="justify" draw:textarea-vertical-align="middle" draw:auto-grow-height="false" fo:min-height="2.75cm" fo:min-width="2.5cm" fo:padding-top="0.142cm" fo:padding-bottom="0.142cm" fo:padding-left="0.267cm" fo:padding-right="0.267cm"/>
    </style:style>
    <style:style style:name="gr3" style:family="graphic" style:parent-style-name="standard">
      <style:graphic-properties draw:stroke="dash" draw:stroke-dash="Fine_20_Dashed" svg:stroke-width="0.035cm" draw:marker-start-width="0.252cm" draw:marker-end-width="0.252cm" draw:fill-color="#dddddd" draw:textarea-horizontal-align="justify" draw:textarea-vertical-align="middle" draw:auto-grow-height="false" fo:min-height="2.75cm" fo:min-width="2.5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draw:marker-start-width="0.252cm" draw:marker-end-width="0.252cm" draw:fill-color="#f9a870" draw:textarea-horizontal-align="justify" draw:textarea-vertical-align="middle" draw:auto-grow-height="false" fo:min-height="0.6cm" fo:min-width="0.4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3.75cm" fo:min-width="3.5cm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_32__20_Dots_20_1_20_Dash" svg:stroke-width="0.035cm" draw:marker-start-width="0.252cm" draw:marker-end-width="0.252cm" draw:fill-color="#cccccc" draw:textarea-horizontal-align="justify" draw:textarea-vertical-align="middle" draw:auto-grow-height="false" fo:min-height="2.25cm" fo:min-width="3.5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draw:marker-start-width="0.252cm" draw:marker-end-width="0.252cm" draw:fill-color="#f37b70" draw:textarea-horizontal-align="justify" draw:textarea-vertical-align="middle" draw:auto-grow-height="false" fo:min-height="2.75cm" fo:min-width="2.5cm" fo:padding-top="0.142cm" fo:padding-bottom="0.142cm" fo:padding-left="0.267cm" fo:padding-right="0.267cm"/>
    </style:style>
    <style:style style:name="gr8" style:family="graphic" style:parent-style-name="standard">
      <style:graphic-properties draw:stroke="solid" draw:stroke-dash="_32__20_Dots_20_1_20_Dash" svg:stroke-width="0.035cm" draw:marker-start-width="0.252cm" draw:marker-end-width="0.252cm" draw:fill-color="#f8aa97" draw:textarea-horizontal-align="justify" draw:textarea-vertical-align="middle" draw:auto-grow-height="false" fo:min-height="2.75cm" fo:min-width="2.5cm" fo:padding-top="0.142cm" fo:padding-bottom="0.142cm" fo:padding-left="0.267cm" fo:padding-right="0.267cm"/>
    </style:style>
    <style:style style:name="gr9" style:family="graphic" style:parent-style-name="standard">
      <style:graphic-properties draw:stroke="dash" draw:stroke-dash="Fine_20_Dashed" svg:stroke-width="0.035cm" draw:marker-start-width="0.252cm" draw:marker-end-width="0.252cm" draw:fill-color="#dddddd" draw:textarea-horizontal-align="justify" draw:textarea-vertical-align="middle" draw:auto-grow-height="false" fo:min-height="0.6cm" fo:min-width="0.4cm" fo:padding-top="0.142cm" fo:padding-bottom="0.142cm" fo:padding-left="0.267cm" fo:padding-right="0.267cm"/>
    </style:style>
    <style:style style:name="gr10" style:family="graphic" style:parent-style-name="standard">
      <style:graphic-properties draw:stroke="solid" draw:stroke-dash="_32__20_Dots_20_1_20_Dash" svg:stroke-width="0.035cm" draw:marker-start-width="0.252cm" draw:marker-end-width="0.252cm" draw:fill-color="#cccccc" draw:textarea-horizontal-align="justify" draw:textarea-vertical-align="middle" draw:auto-grow-height="false" fo:min-height="1cm" fo:min-width="1.501cm" fo:padding-top="0.142cm" fo:padding-bottom="0.142cm" fo:padding-left="0.267cm" fo:padding-right="0.267cm"/>
    </style:style>
    <style:style style:name="gr11" style:family="graphic" style:parent-style-name="standard">
      <style:graphic-properties draw:stroke="solid" draw:stroke-dash="_32__20_Dots_20_1_20_Dash" svg:stroke-width="0.035cm" draw:marker-start-width="0.252cm" draw:marker-end-width="0.252cm" draw:fill-color="#cccccc" draw:opacity="89%" draw:textarea-horizontal-align="justify" draw:textarea-vertical-align="middle" draw:auto-grow-height="false" fo:min-height="1.251cm" fo:min-width="1cm" fo:padding-top="0.142cm" fo:padding-bottom="0.142cm" fo:padding-left="0.267cm" fo:padding-right="0.267cm"/>
    </style:style>
    <style:style style:name="gr12" style:family="graphic" style:parent-style-name="standard">
      <style:graphic-properties draw:stroke="dash" draw:stroke-dash="Fine_20_Dashed" svg:stroke-width="0.035cm" draw:marker-start-width="0.252cm" draw:marker-end-width="0.252cm" draw:fill-color="#dddddd" draw:textarea-horizontal-align="justify" draw:textarea-vertical-align="middle" draw:auto-grow-height="false" fo:min-height="1.75cm" fo:min-width="3.5cm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draw:stroke="solid" draw:stroke-dash="_32__20_Dots_20_1_20_Dash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add58a"/>
      <style:paragraph-properties fo:text-align="center"/>
      <style:text-properties fo:font-size="10.5pt"/>
    </style:style>
    <style:style style:name="P3" style:family="paragraph">
      <loext:graphic-properties draw:fill-color="#65c295"/>
      <style:paragraph-properties fo:text-align="center"/>
      <style:text-properties fo:font-size="10.5pt"/>
    </style:style>
    <style:style style:name="P4" style:family="paragraph">
      <loext:graphic-properties draw:fill-color="#dddddd"/>
      <style:paragraph-properties fo:text-align="center"/>
      <style:text-properties fo:font-size="10.5pt"/>
    </style:style>
    <style:style style:name="P5" style:family="paragraph">
      <loext:graphic-properties draw:fill-color="#f9a870"/>
      <style:paragraph-properties fo:text-align="center"/>
      <style:text-properties fo:font-size="10.5pt" style:font-size-asian="18pt" style:font-size-complex="18pt"/>
    </style:style>
    <style:style style:name="P6" style:family="paragraph">
      <style:paragraph-properties fo:text-align="center"/>
      <style:text-properties fo:font-size="10.5pt"/>
    </style:style>
    <style:style style:name="P7" style:family="paragraph">
      <loext:graphic-properties draw:fill-color="#cccccc"/>
      <style:paragraph-properties fo:text-align="center"/>
      <style:text-properties fo:font-size="10.5pt"/>
    </style:style>
    <style:style style:name="P8" style:family="paragraph">
      <loext:graphic-properties draw:fill-color="#f37b70"/>
      <style:paragraph-properties fo:text-align="center"/>
      <style:text-properties fo:font-size="10.5pt"/>
    </style:style>
    <style:style style:name="P9" style:family="paragraph">
      <loext:graphic-properties draw:fill-color="#f8aa97"/>
      <style:paragraph-properties fo:text-align="center"/>
      <style:text-properties fo:font-size="10.5pt"/>
    </style:style>
    <style:style style:name="P10" style:family="paragraph">
      <loext:graphic-properties draw:fill-color="#dddddd"/>
      <style:paragraph-properties fo:text-align="center"/>
      <style:text-properties fo:font-size="10.5pt" style:font-size-asian="18pt" style:font-size-complex="18pt"/>
    </style:style>
    <style:style style:name="P11" style:family="paragraph">
      <loext:graphic-properties draw:fill-color="#cccccc" draw:opacity="89%"/>
      <style:paragraph-properties fo:text-align="center"/>
      <style:text-properties fo:font-size="10pt" style:font-size-asian="9pt" style:font-size-complex="9pt"/>
    </style:style>
    <style:style style:name="P12" style:family="paragraph">
      <loext:graphic-properties draw:fill-color="#dddddd"/>
      <style:paragraph-properties fo:text-align="center"/>
      <style:text-properties fo:font-size="10.5pt" style:font-size-asian="11pt" style:font-size-complex="11pt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size="10.5pt"/>
    </style:style>
    <style:style style:name="T2" style:family="text">
      <style:text-properties fo:font-size="10.5pt" style:font-size-asian="18pt" style:font-size-complex="18pt"/>
    </style:style>
    <style:style style:name="T3" style:family="text">
      <style:text-properties fo:font-size="10pt" style:font-size-asian="9pt" style:font-size-complex="9pt"/>
    </style:style>
    <style:style style:name="T4" style:family="text">
      <style:text-properties fo:font-size="10.5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cm" svg:height="11cm" svg:x="15cm" svg:y="2cm">
          <text:p text:style-name="P1"><text:span text:style-name="T1">Automatic</text:span></text:p>
          <text:p text:style-name="P1"><text:span text:style-name="T1">Assessment</text:span></text:p>
          <text:p text:style-name="P1"><text:span text:style-name="T1">Servic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cm" svg:height="3cm" svg:x="16cm" svg:y="3cm">
          <text:p text:style-name="P1"><text:span text:style-name="T1">JavaScript</text:span></text:p>
          <text:p text:style-name="P1"><text:span text:style-name="T1">Marking</text:span></text:p>
          <text:p text:style-name="P1"><text:span text:style-name="T1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cm" svg:height="3cm" svg:x="16cm" svg:y="9.1cm">
          <text:p text:style-name="P1"><text:span text:style-name="T1">Other</text:span></text:p>
          <text:p text:style-name="P1"><text:span text:style-name="T1">Marking</text:span></text:p>
          <text:p text:style-name="P1"><text:span text:style-name="T1">Service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" draw:id="id1" draw:layer="layout" svg:width="1.8cm" svg:height="1.7cm" svg:x="14.6cm" svg:y="3.6cm">
          <text:p text:style-name="P1"><text:span text:style-name="T2">RES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6" xml:id="id2" draw:id="id2" draw:layer="layout" svg:width="4cm" svg:height="4cm" svg:x="8cm" svg:y="5cm">
          <text:p text:style-name="P1"><text:span text:style-name="T1">Hyperledger</text:span></text:p>
          <text:p text:style-name="P1"><text:span text:style-name="T1">Composer</text:span></text:p>
          <text:p text:style-name="P1"><text:span text:style-name="T1">Lay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cm" svg:height="2.5cm" svg:x="8cm" svg:y="9cm">
          <text:p text:style-name="P1"><text:span text:style-name="T1">Hyperledger</text:span></text:p>
          <text:p text:style-name="P1"><text:span text:style-name="T1">Fabric</text:span></text:p>
          <text:p text:style-name="P1"><text:span text:style-name="T1">Blockchai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3" draw:id="id3" draw:layer="layout" svg:width="1.8cm" svg:height="1.7cm" svg:x="7.1cm" svg:y="6.2cm">
          <text:p text:style-name="P1"><text:span text:style-name="T2">RES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8" xml:id="id4" draw:id="id4" draw:layer="layout" svg:width="3cm" svg:height="3cm" svg:x="2cm" svg:y="2cm">
          <text:p text:style-name="P1"><text:span text:style-name="T1">Learner’s</text:span></text:p>
          <text:p text:style-name="P1"><text:span text:style-name="T1">Client</text:span></text:p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5" draw:id="id5" draw:layer="layout" svg:width="3cm" svg:height="3cm" svg:x="2cm" svg:y="6cm">
          <text:p text:style-name="P1"><text:span text:style-name="T1">Teacher’s</text:span></text:p>
          <text:p text:style-name="P1"><text:span text:style-name="T1">Client</text:span></text:p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3cm" svg:height="3cm" svg:x="2cm" svg:y="10cm">
          <text:p text:style-name="P1"><text:span text:style-name="T1">Public</text:span></text:p>
          <text:p text:style-name="P1"><text:span text:style-name="T1">Client</text:span></text:p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xml:id="id8" draw:id="id8" draw:layer="layout" svg:width="1.8cm" svg:height="1.7cm" svg:x="14.6cm" svg:y="9.7cm">
          <text:p text:style-name="P1"><text:span text:style-name="T2">RES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7" draw:layer="layout" svg:width="2cm" svg:height="2cm" svg:x="11cm" svg:y="11cm">
          <text:p text:style-name="P1"><text:span text:style-name="T1">Couch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11" draw:layer="layout" svg:width="2cm" svg:height="2cm" svg:x="7cm" svg:y="11cm">
          <text:p text:style-name="P1"><text:span text:style-name="T3">Certificate</text:span></text:p>
          <text:p text:style-name="P1"><text:span text:style-name="T3">Authority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3076.4617691154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" draw:text-style-name="P12" xml:id="id7" draw:id="id7" draw:layer="layout" svg:width="4cm" svg:height="2cm" svg:x="8cm" svg:y="2cm">
          <text:p text:style-name="P1"><text:span text:style-name="T4">Content</text:span></text:p>
          <text:p text:style-name="P1"><text:span text:style-name="T4">Delivery</text:span></text:p>
          <text:p text:style-name="P1"><text:span text:style-name="T4">Services</text:span></text:p>
          <draw:enhanced-geometry svg:viewBox="0 0 21600 21600" draw:type="rectangle" draw:enhanced-path="M 0 0 L 21600 0 21600 21600 0 21600 0 0 Z N"/>
        </draw:custom-shape>
        <draw:connector draw:style-name="gr13" draw:text-style-name="P13" draw:layer="layout" draw:type="line" svg:x1="14.6cm" svg:y1="4.45cm" svg:x2="12cm" svg:y2="7cm" draw:start-shape="id1" draw:start-glue-point="5" draw:end-shape="id2" draw:end-glue-point="1" svg:d="M14600 4450l-2600 2550" svg:viewBox="0 0 2601 2551">
          <text:p/>
        </draw:connector>
        <draw:connector draw:style-name="gr14" draw:text-style-name="P13" draw:layer="layout" draw:type="line" svg:x1="7.1cm" svg:y1="7.05cm" svg:x2="5cm" svg:y2="3.5cm" draw:start-shape="id3" draw:start-glue-point="5" draw:end-shape="id4" draw:end-glue-point="1" svg:d="M7100 7050l-2100-3550" svg:viewBox="0 0 2101 3551">
          <text:p/>
        </draw:connector>
        <draw:connector draw:style-name="gr14" draw:text-style-name="P13" draw:layer="layout" draw:type="line" svg:x1="7.1cm" svg:y1="7.05cm" svg:x2="5cm" svg:y2="7.5cm" draw:start-shape="id3" draw:start-glue-point="5" draw:end-shape="id5" svg:d="M7100 7050l-2100 450" svg:viewBox="0 0 2101 451">
          <text:p/>
        </draw:connector>
        <draw:connector draw:style-name="gr15" draw:text-style-name="P13" draw:layer="layout" draw:type="line" svg:x1="7.1cm" svg:y1="7.05cm" svg:x2="5cm" svg:y2="11.5cm" draw:start-shape="id3" draw:start-glue-point="5" draw:end-shape="id6" draw:end-glue-point="1" svg:d="M7100 7050l-2100 4450" svg:viewBox="0 0 2101 4451">
          <text:p/>
        </draw:connector>
        <draw:connector draw:style-name="gr13" draw:text-style-name="P13" draw:layer="layout" draw:type="line" svg:x1="5cm" svg:y1="3.5cm" svg:x2="8cm" svg:y2="3cm" draw:start-shape="id4" draw:start-glue-point="1" draw:end-shape="id7" draw:end-glue-point="3" svg:d="M5000 3500l3000-500" svg:viewBox="0 0 3001 501">
          <text:p/>
        </draw:connector>
        <draw:connector draw:style-name="gr14" draw:text-style-name="P13" draw:layer="layout" draw:type="line" svg:x1="5cm" svg:y1="7.5cm" svg:x2="8cm" svg:y2="3cm" draw:start-shape="id5" draw:start-glue-point="1" draw:end-shape="id7" draw:end-glue-point="3" svg:d="M5000 7500l3000-4500" svg:viewBox="0 0 3001 4501">
          <text:p/>
        </draw:connector>
        <draw:connector draw:style-name="gr15" draw:text-style-name="P13" draw:layer="layout" draw:type="line" svg:x1="14.6cm" svg:y1="10.55cm" svg:x2="12cm" svg:y2="7cm" draw:start-shape="id8" draw:start-glue-point="5" draw:end-shape="id2" draw:end-glue-point="1" svg:d="M14600 10550l-2600-3550" svg:viewBox="0 0 2601 35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5T16:24:22.715045897</meta:creation-date>
    <dc:date>2018-03-24T21:48:05.461212359</dc:date>
    <meta:editing-duration>PT40M13S</meta:editing-duration>
    <meta:editing-cycles>11</meta:editing-cycles>
    <meta:generator>LibreOffice/5.4.5.1$Linux_X86_64 LibreOffice_project/40m0$Build-1</meta:generator>
    <meta:document-statistic meta:object-count="21"/>
  </office:meta>
</office:document-meta>
</file>